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Roboto" fo:font-size="14pt" officeooo:rsid="000c8186" officeooo:paragraph-rsid="000c8186" style:font-size-asian="14pt" style:font-size-complex="14pt"/>
    </style:style>
    <style:style style:name="P3" style:family="paragraph" style:parent-style-name="Standard">
      <style:text-properties style:font-name="Roboto" fo:font-size="14pt" officeooo:rsid="000c8186" officeooo:paragraph-rsid="000c8186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Roboto" fo:font-size="14pt" officeooo:rsid="000c85da" officeooo:paragraph-rsid="000c85da" style:font-size-asian="14pt" style:font-size-complex="14pt"/>
    </style:style>
    <style:style style:name="P5" style:family="paragraph" style:parent-style-name="Standard">
      <style:text-properties style:font-name="Roboto" fo:font-size="14pt" officeooo:rsid="000c85da" officeooo:paragraph-rsid="000c85da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Roboto" fo:font-size="32pt" fo:font-weight="bold" officeooo:rsid="000c85da" officeooo:paragraph-rsid="000c85da" style:font-size-asian="32pt" style:font-weight-asian="bold" style:font-size-complex="3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Roboto" fo:font-size="18pt" officeooo:rsid="000c85da" officeooo:paragraph-rsid="000c85da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Roboto" fo:font-size="18pt" officeooo:rsid="000c85da" officeooo:paragraph-rsid="000c85da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style:font-name="Roboto" fo:font-size="18pt" officeooo:rsid="000e927d" officeooo:paragraph-rsid="000e927d" style:font-size-asian="18pt" style:font-size-complex="18pt"/>
    </style:style>
    <style:style style:name="P10" style:family="paragraph" style:parent-style-name="Standard">
      <style:paragraph-properties fo:text-align="start" style:justify-single-word="false"/>
      <style:text-properties style:font-name="Roboto" fo:font-size="18pt" officeooo:rsid="000e927d" officeooo:paragraph-rsid="000f9a01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style:font-name="Roboto" fo:font-size="18pt" officeooo:rsid="000f9a01" officeooo:paragraph-rsid="000f9a01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style:font-name="Roboto" fo:font-size="18pt" style:text-underline-style="solid" style:text-underline-width="auto" style:text-underline-color="font-color" officeooo:rsid="000c85da" officeooo:paragraph-rsid="000c85da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Roboto" fo:font-size="18pt" style:text-underline-style="solid" style:text-underline-width="auto" style:text-underline-color="font-color" officeooo:rsid="000f9a01" officeooo:paragraph-rsid="000f9a01" style:font-size-asian="18pt" style:font-size-complex="18pt"/>
    </style:style>
    <style:style style:name="P14" style:family="paragraph" style:parent-style-name="Title">
      <style:paragraph-properties fo:text-align="center" style:justify-single-word="false"/>
      <style:text-properties style:font-name="Roboto" fo:font-size="14pt" style:font-size-asian="14pt" style:font-size-complex="14pt"/>
    </style:style>
    <style:style style:name="T1" style:family="text">
      <style:text-properties officeooo:rsid="000c85da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officeooo:rsid="000c85da" style:font-size-asian="32pt" style:font-size-complex="3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0e927d"/>
    </style:style>
    <style:style style:name="T7" style:family="text">
      <style:text-properties officeooo:rsid="000f9a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<text:span text:style-name="T3">SPÉCIFICATIONS</text:span><text:span text:style-name="T2"> TECHNIQUES ET FONCTIONNELLES</text:span> </text:p>
      <text:p text:style-name="P2">de la base de données « <text:span text:style-name="T1">Les films préférés des D codeur du lac »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5">Auteur :</text:span> </text:p>
      <text:p text:style-name="P4">Sylvie, Jean-philippe, Francis, version 1.0</text:p>
      <text:p text:style-name="P4"/>
      <text:p text:style-name="P4"><text:span text:style-name="T5">Date :</text:span> </text:p>
      <text:p text:style-name="P4">30/11/2018</text:p>
      <text:p text:style-name="P5"/>
      <text:p text:style-name="P5"/>
      <text:p text:style-name="P5"/>
      <text:p text:style-name="P5"><text:soft-page-break/></text:p>
      <text:p text:style-name="P4"/>
      <text:p text:style-name="P4"/>
      <text:p text:style-name="P4"/>
      <text:p text:style-name="P4"/>
      <text:p text:style-name="P4"/>
      <text:p text:style-name="P6">Table des matières</text:p>
      <text:p text:style-name="P4"/>
      <text:p text:style-name="P4"/>
      <text:p text:style-name="P4"/>
      <text:p text:style-name="P4"/>
      <text:p text:style-name="P4"/>
      <text:p text:style-name="P7"><text:span text:style-name="T4">1.</text:span> Historique du document</text:p>
      <text:p text:style-name="P7"/>
      <text:p text:style-name="P7"><text:span text:style-name="T4">2.</text:span> Présentation générale</text:p>
      <text:p text:style-name="P7"/>
      <text:p text:style-name="P7"><text:span text:style-name="T4">3. </text:span>Page principale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12"><text:span text:style-name="T4">1.</text:span> Historique du document</text:p>
      <text:p text:style-name="P8"/>
      <text:p text:style-name="P7">Version : 1.0.0</text:p>
      <text:p text:style-name="P7">Nature des changements : Version initiale</text:p>
      <text:p text:style-name="P7">Rédacteurs : Sylvie, Jean-Philippe et Francis</text:p>
      <text:p text:style-name="P7">Date : 30 novembre 2018</text:p>
      <text:p text:style-name="P7"/>
      <text:p text:style-name="P7"/>
      <text:p text:style-name="P7"/>
      <text:p text:style-name="P12"><text:span text:style-name="T4">2.</text:span> Présentation générale</text:p>
      <text:p text:style-name="P8"/>
      <text:p text:style-name="P8"/>
      <text:p text:style-name="P7"><text:span text:style-name="T5">Objectifs :</text:span> </text:p>
      <text:p text:style-name="P10">L’ objectif étant de  concevoir <text:span text:style-name="T7">puis</text:span> développer les fonctions qui accèdent à la base de données <text:span text:style-name="T7">puis développer l’interface.</text:span></text:p>
      <text:p text:style-name="P11">Ensuite <text:span text:style-name="T6">développer les fonctions qui permettent de modifier la base de données </text:span>puis <text:span text:style-name="T6">développer l’interface.</text:span></text:p>
      <text:p text:style-name="P11"/>
      <text:p text:style-name="P11">Nous avons décidé …...</text:p>
      <text:p text:style-name="P9"/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<text:soft-page-break/><text:span text:style-name="T4">3.</text:span> Page principale</text:p>
      <text:p text:style-name="P7"/>
      <text:p text:style-name="P7"/>
      <text:p text:style-name="P7"/>
      <text:p text:style-name="P7">La page principale du site se découpe en plusieurs zones.</text:p>
      <text:p text:style-name="P7">La police utilisée est ...</text:p>
      <text:p text:style-name="P7"/>
      <text:p text:style-name="P7"/>
      <text:p text:style-name="P7">• Zone 1 :</text:p>
      <text:p text:style-name="P7">• Zone <text:span text:style-name="T7">2</text:span> :</text:p>
      <text:p text:style-name="P7">• Zone <text:span text:style-name="T7">3</text:span> :</text:p>
      <text:p text:style-name="P7">• Zone <text:span text:style-name="T7">4</text:span> :</text:p>
      <text:p text:style-name="P7">• Zone <text:span text:style-name="T7">5</text:span> :</text:p>
      <text:p text:style-name="P7">• Zone <text:span text:style-name="T7">6</text:span>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4:34:29.966283906</meta:creation-date>
    <dc:date>2018-11-30T16:42:20.982137213</dc:date>
    <meta:editing-duration>PT7M</meta:editing-duration>
    <meta:editing-cycles>1</meta:editing-cycles>
    <meta:document-statistic meta:table-count="0" meta:image-count="0" meta:object-count="0" meta:page-count="4" meta:paragraph-count="29" meta:word-count="151" meta:character-count="861" meta:non-whitespace-character-count="734"/>
    <meta:generator>LibreOffice/6.0.6.2$Linux_X86_64 LibreOffice_project/00m0$Build-2</meta:generator>
  </office:meta>
</office:document-meta>
</file>